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3">
      <style:text-properties fo:language="es" fo:country="VE" officeooo:rsid="001a98fa" officeooo:paragraph-rsid="001a98fa"/>
    </style:style>
    <style:style style:name="P2" style:family="paragraph" style:parent-style-name="Heading_20_3">
      <style:text-properties fo:language="es" fo:country="VE" officeooo:rsid="001c6f43" officeooo:paragraph-rsid="001c6f43"/>
    </style:style>
    <style:style style:name="P3" style:family="paragraph" style:parent-style-name="Text_20_body">
      <style:text-properties fo:language="es" fo:country="VE" officeooo:rsid="0018d46a" officeooo:paragraph-rsid="0018d46a"/>
    </style:style>
    <style:style style:name="P4" style:family="paragraph" style:parent-style-name="Text_20_body">
      <style:text-properties fo:language="es" fo:country="VE" officeooo:paragraph-rsid="0019f63e"/>
    </style:style>
    <style:style style:name="P5" style:family="paragraph" style:parent-style-name="Text_20_body">
      <style:text-properties fo:language="es" fo:country="VE" officeooo:rsid="001a98fa" officeooo:paragraph-rsid="001a98fa"/>
    </style:style>
    <style:style style:name="P6" style:family="paragraph" style:parent-style-name="Text_20_body" style:list-style-name="L1">
      <style:text-properties fo:language="es" fo:country="VE" officeooo:rsid="001a98fa" officeooo:paragraph-rsid="001a98fa"/>
    </style:style>
    <style:style style:name="P7" style:family="paragraph" style:parent-style-name="Text_20_body">
      <style:text-properties fo:language="es" fo:country="VE" officeooo:rsid="001a98fa" officeooo:paragraph-rsid="001c6f43"/>
    </style:style>
    <style:style style:name="P8" style:family="paragraph" style:parent-style-name="Text_20_body">
      <style:text-properties fo:language="es" fo:country="VE" officeooo:rsid="001c6f43" officeooo:paragraph-rsid="001c6f43"/>
    </style:style>
    <style:style style:name="P9" style:family="paragraph" style:parent-style-name="Text_20_body">
      <style:text-properties fo:language="es" fo:country="VE" officeooo:rsid="001d96c1" officeooo:paragraph-rsid="001e8e85"/>
    </style:style>
    <style:style style:name="P10" style:family="paragraph" style:parent-style-name="Text_20_body" style:list-style-name="L2">
      <style:text-properties fo:language="es" fo:country="VE" officeooo:rsid="001d96c1" officeooo:paragraph-rsid="001e8e85"/>
    </style:style>
    <style:style style:name="P11" style:family="paragraph" style:parent-style-name="Text_20_body">
      <style:text-properties officeooo:rsid="001e8e85" officeooo:paragraph-rsid="001e8e85"/>
    </style:style>
    <style:style style:name="P12" style:family="paragraph" style:parent-style-name="Text_20_body">
      <style:text-properties officeooo:rsid="001e8e85" officeooo:paragraph-rsid="001f31af"/>
    </style:style>
    <style:style style:name="P13" style:family="paragraph" style:parent-style-name="Text_20_body" style:list-style-name="L3">
      <style:text-properties officeooo:rsid="001e8e85" officeooo:paragraph-rsid="001f31af"/>
    </style:style>
    <style:style style:name="P14" style:family="paragraph" style:parent-style-name="Text_20_body" style:list-style-name="L3">
      <style:text-properties officeooo:rsid="001f31af" officeooo:paragraph-rsid="001f31af"/>
    </style:style>
    <style:style style:name="P15" style:family="paragraph" style:parent-style-name="Text_20_body">
      <style:text-properties officeooo:rsid="001f31af" officeooo:paragraph-rsid="001f31af"/>
    </style:style>
    <style:style style:name="P16" style:family="paragraph" style:parent-style-name="Text_20_body">
      <style:text-properties officeooo:rsid="00210bf0" officeooo:paragraph-rsid="00210bf0"/>
    </style:style>
    <style:style style:name="P17" style:family="paragraph" style:parent-style-name="Text_20_body">
      <style:text-properties officeooo:rsid="0021d0c8" officeooo:paragraph-rsid="0021d0c8"/>
    </style:style>
    <style:style style:name="P18" style:family="paragraph" style:parent-style-name="Text_20_body">
      <style:text-properties officeooo:rsid="002233d3" officeooo:paragraph-rsid="002233d3"/>
    </style:style>
    <style:style style:name="P19" style:family="paragraph" style:parent-style-name="Heading_20_2">
      <style:text-properties fo:language="es" fo:country="VE" officeooo:rsid="0018d46a" officeooo:paragraph-rsid="0018d46a"/>
    </style:style>
    <style:style style:name="P20" style:family="paragraph" style:parent-style-name="Heading_20_2">
      <style:text-properties fo:language="es" fo:country="VE" officeooo:rsid="001a98fa" officeooo:paragraph-rsid="001a98fa"/>
    </style:style>
    <style:style style:name="P21" style:family="paragraph" style:parent-style-name="Heading_20_2">
      <style:text-properties fo:language="es" fo:country="VE" officeooo:paragraph-rsid="001e8e85"/>
    </style:style>
    <style:style style:name="P22" style:family="paragraph" style:parent-style-name="Heading_20_2">
      <style:text-properties fo:language="es" fo:country="VE" officeooo:rsid="001f31af" officeooo:paragraph-rsid="001f31af"/>
    </style:style>
    <style:style style:name="P23" style:family="paragraph" style:parent-style-name="Heading_20_2">
      <style:text-properties fo:language="es" fo:country="VE" officeooo:rsid="00210bf0" officeooo:paragraph-rsid="00210bf0"/>
    </style:style>
    <style:style style:name="P24" style:family="paragraph" style:parent-style-name="Heading_20_2">
      <style:text-properties fo:language="es" fo:country="VE" officeooo:rsid="0021d0c8" officeooo:paragraph-rsid="0021d0c8"/>
    </style:style>
    <style:style style:name="P25" style:family="paragraph" style:parent-style-name="Heading_20_1">
      <style:text-properties fo:language="es" fo:country="VE" officeooo:rsid="001d96c1" officeooo:paragraph-rsid="001d96c1"/>
    </style:style>
    <style:style style:name="T1" style:family="text">
      <style:text-properties fo:language="es" fo:country="VE"/>
    </style:style>
    <style:style style:name="T2" style:family="text">
      <style:text-properties fo:language="es" fo:country="VE" officeooo:rsid="001f31af"/>
    </style:style>
    <style:style style:name="T3" style:family="text">
      <style:text-properties fo:language="es" fo:country="VE" officeooo:rsid="0021d0c8"/>
    </style:style>
    <style:style style:name="T4" style:family="text">
      <style:text-properties fo:font-style="italic" style:font-style-asian="italic" style:font-style-complex="italic"/>
    </style:style>
    <style:style style:name="T5" style:family="text">
      <style:text-properties fo:font-style="italic" officeooo:rsid="0019f63e" style:font-style-asian="italic" style:font-style-complex="italic"/>
    </style:style>
    <style:style style:name="T6" style:family="text">
      <style:text-properties fo:font-style="italic" officeooo:rsid="001c6f43"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19f63e"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19f63e"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1c6f43" style:font-style-asian="normal" style:font-style-complex="normal"/>
    </style:style>
    <style:style style:name="T13" style:family="text">
      <style:text-properties fo:font-style="normal" officeooo:rsid="001f31af"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19f63e" style:font-style-asian="normal" style:font-weight-asian="normal" style:font-style-complex="normal" style:font-weight-complex="normal"/>
    </style:style>
    <style:style style:name="T16" style:family="text">
      <style:text-properties officeooo:rsid="0019f63e"/>
    </style:style>
    <style:style style:name="T17" style:family="text">
      <style:text-properties officeooo:rsid="001c6f43"/>
    </style:style>
    <style:style style:name="T18" style:family="text">
      <style:text-properties officeooo:rsid="001e8e85"/>
    </style:style>
    <style:style style:name="T19" style:family="text">
      <style:text-properties officeooo:rsid="001f31a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Introducción</text:h>
      <text:p text:style-name="P3">Cuando se crea un sitio web 90% de su contenido es normalmente hecho de texto, texto que contiene toda la información de nuestro proyecto: menús, artículos, enlaces; aun sobre las imágenes colocamos texto o colocamos información debajo de ellas. A pesar de ellos, de que la mayor parte de la experiencia de un usuario es textual este es el ultimo asunto al que damos importancia (si es que le damos importancia alguna). En el siguiente proyecto tratare de exponer como aplicar fundamentos básicos del diseño grafico a la tipografía – pero que es la tipografía?</text:p>
      <text:h text:style-name="P19" text:outline-level="2">Historia de la tipografía</text:h>
      <text:p text:style-name="P3">La palabra Tipografía proviene del griego: <text:span text:style-name="T4">typos (impresión o dejar plasmado algo)</text:span><text:span text:style-name="T7"> </text:span><text:span text:style-name="T14">y </text:span><text:span text:style-name="T9">graphos (escribir)</text:span><text:span text:style-name="T14">. La </text:span><text:span text:style-name="T15">tipografía</text:span><text:span text:style-name="T14"> es “</text:span><text:span text:style-name="T9">El arte y el proceso de </text:span><text:span text:style-name="T10">creación</text:span><text:span text:style-name="T9">, </text:span><text:span text:style-name="T10">composición</text:span><text:span text:style-name="T9"> e </text:span><text:span text:style-name="T10">impresión</text:span><text:span text:style-name="T9"> de texto (</text:span><text:span text:style-name="T10">físico</text:span><text:span text:style-name="T9"> o digital) y tiene como objetivo principal dar orden, estructura y forma a la comunicación escrita”</text:span><text:span text:style-name="T14">.</text:span></text:p>
      <text:p text:style-name="P4"><text:span text:style-name="T15">La tipografía nace como solución al problema de reproducción de libros que originalmente tenían que ser copiados a mano. Aunque los chinos ya habían experimentado con un proceso similar en el siglo XI, no es hasta el siglo XV cuando </text:span>Johann Gutenberg <text:span text:style-name="T16">inventa los tipos móviles (pequeños cuadros de metal con letras en relieve encima). Johann ya había impreso su famosa </text:span><text:span text:style-name="T5">Biblia de 42 lineas</text:span><text:span text:style-name="T8"> </text:span><text:span text:style-name="T15">pero estas estaban impresas con tipografía gótica. Para facilitar la lectura y ahorrar espacio Johann entonces se inspira en las letras con estilo romano y es todo un éxito. Debido a esto a él se le conoce como el padre de la tipografía.</text:span></text:p>
      <text:h text:style-name="P20" text:outline-level="2">Categorías</text:h>
      <text:p text:style-name="P7">Existen muchas clasificaciones: estilo antiguo, transicionales, moderna, humanistas, geométricas, <text:span text:style-name="T17">grotescas,</text:span> decorativas, caligráficas, etc. Por el bien de este proyecto las dividiremos en 3 ramos:</text:p>
      <text:list xml:id="list1395888239" text:style-name="L1">
        <text:list-item>
          <text:p text:style-name="P6">Con serifa (Serif)</text:p>
        </text:list-item>
        <text:list-item>
          <text:p text:style-name="P6">Sin serifa (Sans-serif)</text:p>
        </text:list-item>
        <text:list-item>
          <text:p text:style-name="P6">Decorativas (Display)</text:p>
        </text:list-item>
      </text:list>
      <text:h text:style-name="P1" text:outline-level="3">Serif</text:h>
      <text:p text:style-name="P5">Las familias tipográficas con serifa son aquellas que tienen esos pequeños detalles en los extremos. Tienen su origen en los modelos de escritura romano e itálico. Estas tipografías son muy buenas para la lectura en imprenta física ya que esos detalles ayudan a acentuar la forma de la letra.</text:p>
      <text:h text:style-name="P1" text:outline-level="3">Sans-serif</text:h>
      <text:p text:style-name="P5">Las familias sin serifa nacen como respuesta a las nuevas <text:span text:style-name="T17">tecnologías disponibles en la imprenta y por ende se siente mucho mas modernas. Con la llegada de las tecnologías digitales las tipografías </text:span><text:span text:style-name="T6">de palo seco (como también se les conoce)</text:span><text:span text:style-name="T12"> renacen pues por su forma permiten una mejor reproducción aun en tamaños pequeños (en los cuales se perderían los detalles de las serifas)</text:span></text:p>
      <text:h text:style-name="P2" text:outline-level="3"><text:soft-page-break/>Decorativas</text:h>
      <text:p text:style-name="P8"><text:span text:style-name="T11">Estas familias </text:span><text:span text:style-name="T13">tipográficas</text:span><text:span text:style-name="T11"> existen solo con fines publicitarios (para llamar la </text:span><text:span text:style-name="T13">atención</text:span><text:span text:style-name="T11">) y no deben ser usadas en cuerpos de texto largos. Deben ser usadas solo para titulares.</text:span></text:p>
      <text:h text:style-name="P2" text:outline-level="3">Cual usar</text:h>
      <text:p text:style-name="P8">Una vez leí un ejemplo que me gusto mucho: las tipografías Serif son un empresario y las sans serif son un hacker (Las display son ese amigo que hace trucos de magia en los <text:span text:style-name="T19">semáforos</text:span>). Este ejemplo no es 100% efectivo (estoy resumiendo siglos de historia y unos 2 años de clases universitaria en una frase) pero da una buena base para empezar.</text:p>
      <text:h text:style-name="P25" text:outline-level="1">Fundamentos del diseño</text:h>
      <text:p text:style-name="P9">En esta parte vamos a aprender los fundamentos mas básicos del diseño:</text:p>
      <text:list xml:id="list1686237042" text:style-name="L2">
        <text:list-item>
          <text:p text:style-name="P10">Contraste</text:p>
        </text:list-item>
        <text:list-item>
          <text:p text:style-name="P10">Repetición</text:p>
        </text:list-item>
        <text:list-item>
          <text:p text:style-name="P10">Alineación</text:p>
        </text:list-item>
        <text:list-item>
          <text:p text:style-name="P10">Proximidad</text:p>
        </text:list-item>
      </text:list>
      <text:p text:style-name="P9"><text:span text:style-name="T18">empezaremos hablando de las diferentes formas de medición que pueden ser utilizadas </text:span>y vamos a aprender como aplicar <text:span text:style-name="T18">todo esto</text:span> a nuestros trabajos.</text:p>
      <text:h text:style-name="P21" text:outline-level="2"><text:span text:style-name="T18">Medidas</text:span></text:h>
      <text:p text:style-name="P12"><text:span text:style-name="T1">En el arte </text:span><text:span text:style-name="T2">tipográfico</text:span><text:span text:style-name="T1"> para web existen diferentes medidas de </text:span><text:span text:style-name="T2">medición</text:span><text:span text:style-name="T1">:</text:span></text:p>
      <text:list xml:id="list1381730001" text:style-name="L3">
        <text:list-item>
          <text:p text:style-name="P13"><text:span text:style-name="T1">pixeles</text:span></text:p>
        </text:list-item>
        <text:list-item>
          <text:p text:style-name="P13"><text:span text:style-name="T1">porcentajes</text:span></text:p>
        </text:list-item>
        <text:list-item>
          <text:p text:style-name="P14"><text:span text:style-name="T1">centímetros</text:span></text:p>
        </text:list-item>
        <text:list-item>
          <text:p text:style-name="P13"><text:span text:style-name="T1">pulgadas</text:span></text:p>
        </text:list-item>
        <text:list-item>
          <text:p text:style-name="P13"><text:span text:style-name="T1">puntos</text:span></text:p>
        </text:list-item>
        <text:list-item>
          <text:p text:style-name="P13"><text:span text:style-name="T1">equis</text:span></text:p>
        </text:list-item>
        <text:list-item>
          <text:p text:style-name="P13"><text:span text:style-name="T1">emes</text:span></text:p>
        </text:list-item>
        <text:list-item>
          <text:p text:style-name="P13"><text:span text:style-name="T1">etc.</text:span></text:p>
        </text:list-item>
      </text:list>
      <text:p text:style-name="P12"><text:span text:style-name="T1">seguramente te preguntas cual deberías usar. Si te soy sincero la unidad de medida por excelencia es el pixel, permite que tengas un control total de como lucirá tu fuente en cada dispositivo pero como contra parte es mucho mas trabajoso.</text:span></text:p>
      <text:p text:style-name="P11"><text:span text:style-name="T1">Existe una medida que utilizaremos durante este documento y su nombre es Rem o “</text:span><text:span text:style-name="T2">raíz</text:span><text:span text:style-name="T1"> </text:span><text:span text:style-name="T2">m</text:span><text:span text:style-name="T1">” por sus siglas en ingles. Lo que hace esta medida es dar una </text:span><text:span text:style-name="T2">solución</text:span><text:span text:style-name="T1"> de tamaños armoniosos basados en “font-size” especificado en la </text:span><text:span text:style-name="T2">raíz</text:span><text:span text:style-name="T1"> de tu documento.</text:span></text:p>
      <text:p text:style-name="P15"><text:span text:style-name="T1"/></text:p>
      <text:h text:style-name="P22" text:outline-level="2"><text:soft-page-break/>Secuencia de 2</text:h>
      <text:p text:style-name="P15"><text:span text:style-name="T1">Basados en Rem el primer principio que vamos a practicar es la secuencia de 2: Si tu párrafo es de 1rem, <text:s/>tu titulo debería ser ser de 2em, el siguiente de mayor importancia 4rem y así sucesivamente.</text:span></text:p>
      <text:p text:style-name="P16"><text:span text:style-name="T1">Esta no es una regla definitiva, pero mientras desarrollas un ojo critico visual, es una buena forma de crear una jerarquía cohesiva en tus textos. Una vez te sientas cómodo haciendo esto puedes empezar a romper la regla. De por si, es lo que he estado haciendo en esta pagina.</text:span></text:p>
      <text:h text:style-name="P23" text:outline-level="2">Proximidad</text:h>
      <text:p text:style-name="P16"><text:span text:style-name="T1">Este fundamento se refiere a los cerca o lejos que deben estar unos elementos de otros. La cercanía entre elementos crea o rompe relaciones y hace mucho mas fácil digerir el contenido. Las propiedades que manejan este principio son “margin”, “padding” y “line-height”.</text:span></text:p>
      <text:h text:style-name="P23" text:outline-level="2">Alineación</text:h>
      <text:p text:style-name="P16"><text:span text:style-name="T1">El principio de la </text:span><text:span text:style-name="T3">alineación</text:span><text:span text:style-name="T1"> nos dice que nada debe estar colocado en la pagina de forma arbitraria. </text:span><text:span text:style-name="T3">Todos los elementos deben tener una conexión visual con algún otro elemento en la pagina. Esto puede ser logrado con las propiedades “text-align” y con propiedades de composición como “flexbox” o “Grid”.</text:span></text:p>
      <text:h text:style-name="P24" text:outline-level="2">Repetición</text:h>
      <text:p text:style-name="P17"><text:span text:style-name="T1">Repetición es el principio mas simple: Una vez que has usando un elemento, asegurate de repetirlo alguna otra vez en la pagina. Eso crea cohesividad en todo el documento. Ya somos concientes de este principio cuando usamos Títulos y párrafos, por ejemplo, siempre lucen similar. Para lograr este principio es importante definir las clases de los los elementos y asegurarnos de utilizar las mismas clases siempre que sea posible.</text:span></text:p>
      <text:h text:style-name="P24" text:outline-level="2">Contraste</text:h>
      <text:p text:style-name="P17"><text:span text:style-name="T1">Si dos elementos no son iguales, entonces hazlos diferentes: Totalmente diferentes. Si tienes un párrafo y un titulo, no tengas miedo, haz ese titulo mucho mas grande que el párrafo. Este principio esta directamente relacionado con la parte de las secuencias pero también debe puede usarse con los pesos: Tu fuente en el parrafo es Arial regular – usa Arial Bold para tu titulo. Tu párrafo tiene un estilo serif – usa Sanf serif en tu titulo. Tu color de fondo es tenue – usa un color fuerte en tus textos. Si vas a diferenciar algo, asegurate de que sea lo suficientemente diferente.</text:span></text:p>
      <text:p text:style-name="P17"><text:span text:style-name="T1"/></text:p>
      <text:p text:style-name="P18"><text:span text:style-name="T1">Asegurate de poner en practica estos principios. Si quieres saber mas al respecto te recomiendo leer The non designer’s design book que fue el libro del que aprendi estos principios. Exi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language="es" fo:country="VE" officeooo:rsid="001c6f43"/>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9T14:40:44.256470614</meta:creation-date>
    <dc:date>2019-10-29T16:36:56.724578588</dc:date>
    <meta:editing-duration>PT1H2M25S</meta:editing-duration>
    <meta:editing-cycles>6</meta:editing-cycles>
    <meta:generator>LibreOffice/6.0.7.3$Linux_X86_64 LibreOffice_project/00m0$Build-3</meta:generator>
    <meta:document-statistic meta:table-count="0" meta:image-count="0" meta:object-count="0" meta:page-count="3" meta:paragraph-count="49" meta:word-count="1043" meta:character-count="6225" meta:non-whitespace-character-count="5241"/>
  </office:meta>
</office:document-meta>
</file>